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027747" officeooo:paragraph-rsid="0002774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027747" officeooo:paragraph-rsid="0002774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2774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paragraph-rsid="00027747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027747" officeooo:paragraph-rsid="00027747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style:line-height-at-least="0.176cm"/>
      <style:text-properties fo:color="#000000" style:font-name="Arial" fo:font-size="12pt" officeooo:paragraph-rsid="00027747" style:font-size-asian="12pt" style:font-size-complex="12pt"/>
    </style:style>
    <style:style style:name="P7" style:family="paragraph" style:parent-style-name="Standard">
      <style:paragraph-properties fo:margin-left="0.097cm" fo:margin-right="0cm" style:line-height-at-least="0.176cm" fo:text-indent="0cm" style:auto-text-indent="false"/>
      <style:text-properties fo:color="#000000" style:font-name="Arial" fo:font-size="12pt" officeooo:paragraph-rsid="00027747" style:font-size-asian="12pt" style:font-name-complex="Times New Roman" style:font-size-complex="12pt"/>
    </style:style>
    <style:style style:name="P8" style:family="paragraph" style:parent-style-name="Standard">
      <style:paragraph-properties fo:margin-left="0.097cm" fo:margin-right="0cm" style:line-height-at-least="0.176cm" fo:text-align="start" style:justify-single-word="false" fo:text-indent="0cm" style:auto-text-indent="false"/>
      <style:text-properties fo:color="#000000" style:font-name="Arial" fo:font-size="12pt" style:text-underline-style="none" fo:font-weight="normal" officeooo:rsid="00027747" officeooo:paragraph-rsid="00027747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style:line-height-at-least="0.176cm"/>
      <style:text-properties fo:color="#000000" style:font-name="Arial" fo:font-size="12pt" fo:language="ca" fo:country="ES" fo:font-weight="normal" officeooo:paragraph-rsid="00027747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style:line-height-at-least="0.176cm" fo:text-align="start" style:justify-single-word="false"/>
      <style:text-properties fo:color="#000000" style:font-name="Arial" fo:font-size="12pt" fo:language="ca" fo:country="ES" fo:font-weight="normal" officeooo:rsid="00027747" officeooo:paragraph-rsid="00027747" style:font-size-asian="12pt" style:font-weight-asian="normal" style:font-name-complex="Arial1" style:font-size-complex="12pt" style:font-weight-complex="normal"/>
    </style:style>
    <style:style style:name="T1" style:family="text">
      <style:text-properties officeooo:rsid="00027747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officeooo:rsid="00027747" style:font-name-complex="arial"/>
    </style:style>
    <style:style style:name="T4" style:family="text">
      <style:text-properties style:font-name="arial" style:text-underline-style="none" style:font-name-complex="arial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fo:color="#000000" fo:font-size="11pt" fo:language="ca" fo:country="ES" style:font-size-asian="11pt" style:font-name-complex="Arial1" style:font-size-complex="11pt"/>
    </style:style>
    <style:style style:name="T8" style:family="text">
      <style:text-properties fo:color="#000000" style:font-name="Arial1" fo:font-size="11pt" fo:language="ca" fo:country="ES" style:font-size-asian="11pt" style:font-name-complex="Arial1" style:font-size-complex="11pt"/>
    </style:style>
    <style:style style:name="T9" style:family="text">
      <style:text-properties fo:color="#000000" fo:language="ca" fo:country="ES" style:font-name-complex="Arial1"/>
    </style:style>
    <style:style style:name="T10" style:family="text">
      <style:text-properties fo:color="#000000" fo:language="ca" fo:country="ES" officeooo:rsid="00027747" style:font-name-complex="Arial1"/>
    </style:style>
    <style:style style:name="T11" style:family="text">
      <style:text-properties fo:font-size="11pt" style:font-size-asian="11pt" style:font-name-complex="arial" style:font-size-complex="11pt"/>
    </style:style>
    <style:style style:name="T12" style:family="text">
      <style:text-properties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xercicis repàs examen EiE</text:p>
      <text:p text:style-name="P2">1. <text:span text:style-name="T12"><text:s/>Explica els avantatges i inconvenients què pot tenir una franquícia per una persona que vol començar un negoci</text:span></text:p>
      <text:p text:style-name="P2"/>
      <text:p text:style-name="P2">2. Quan ens referim al factor diferenciador ens referim a...</text:p>
      <text:p text:style-name="P2">a) Dotar al producte o servei d'algun avantatge competitiu diferent la resta de productes del mercat.</text:p>
      <text:p text:style-name="P2">b) Donar un nom diferent al producte respecte als productes del mercat.</text:p>
      <text:p text:style-name="P3"><text:span text:style-name="T1">c) Dotar a l'empresa de nous sistemes de producció.</text:span></text:p>
      <text:p text:style-name="P3"><text:span text:style-name="T2"/></text:p>
      <text:p text:style-name="P3"><text:span text:style-name="T3">3. </text:span><text:span text:style-name="T2">Els clients potencials són:</text:span></text:p>
      <text:p text:style-name="P4">a) Aquells clients que són fidels a l'empresa i que suposen la major part de les vendes.</text:p>
      <text:p text:style-name="P4">b) Aquells clients que consumeixen el producte/servei i que aporten a l'empresa tots els seus ingressos.</text:p>
      <text:p text:style-name="P4"><text:span text:style-name="T2">c) Aquells que ara no són clients de l'empresa però poden arribar a ser-lo.</text:span></text:p>
      <text:p text:style-name="P3"><text:span text:style-name="T2"/></text:p>
      <text:p text:style-name="P3"><text:span text:style-name="T3">4. </text:span><text:span text:style-name="T2">Les debilitats en un anàlisis DAFO són:</text:span></text:p>
      <text:p text:style-name="P4">a) Problemes interns de l'empresa que poden fer que no s'assolisquen els objectius</text:p>
      <text:p text:style-name="P4">b) Punts febles externs a l'empresa i que provenen de l'entorn.</text:p>
      <text:p text:style-name="P4">c) Punts forts de l'empresa com per exemple una bona organització</text:p>
      <text:p text:style-name="P5"/>
      <text:p text:style-name="P7"><text:span text:style-name="T1">5. </text:span>En la franquícia el franquiciador és:</text:p>
      <text:p text:style-name="P6">a) L'empresa que cedeix producte, imatge, etc</text:p>
      <text:p text:style-name="P6">b) L'empresa què paga el canon.</text:p>
      <text:p text:style-name="P8">c) El què posa el local i els treballadors.</text:p>
      <text:p text:style-name="P2"/>
      <text:p text:style-name="P3"><text:span text:style-name="T1">6. La responsabilitat social de les empreses és:<text:line-break/>a) El compromís de les empreses que fa que es preocupin, a més de pels seus interessos econòmics, per la repercussió de les seves activitats en el conjunt de la societat.<text:line-break/>b) Les línies d'acció per mitjà de les quals l'empresa defineix la seva identitat<text:line-break/>c) El conjunt d'impressions que suscita en el públic, és a dir, la manera en què es percep l'empresa.</text:span></text:p>
      <text:p text:style-name="P3"><text:span text:style-name="T9"/></text:p>
      <text:p text:style-name="P3"><text:span text:style-name="T10">7. </text:span><text:span text:style-name="T9">Quin dels següents no és un factor dins de les variables que configuren el macroentorn d'una empresa?</text:span></text:p>
      <text:p text:style-name="P9">a) Factors socioculturals.</text:p>
      <text:p text:style-name="P9">b) Factors interns.</text:p>
      <text:p text:style-name="P10">c) Factors tecnològics.</text:p>
      <text:p text:style-name="P2"/>
      <text:p text:style-name="P2">8. Realitza un esquema dels factors diferenciadors.</text:p>
      <text:p text:style-name="P2"/>
      <text:p text:style-name="P2">9. Explica per què és important conèixer al client i a la competència quan comencem un negoci.</text:p>
      <text:p text:style-name="P2"/>
      <text:p text:style-name="P2"/>
      <text:p text:style-name="P2">10. Què diferència hi ha entre la factor del entorn general i del entorn específ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0:20:52.695228838</meta:creation-date>
    <dc:date>2021-11-05T10:37:23.198209397</dc:date>
    <meta:editing-duration>PT16M30S</meta:editing-duration>
    <meta:editing-cycles>1</meta:editing-cycles>
    <meta:document-statistic meta:table-count="0" meta:image-count="0" meta:object-count="0" meta:page-count="1" meta:paragraph-count="26" meta:word-count="332" meta:character-count="1934" meta:non-whitespace-character-count="1627"/>
    <meta:generator>LibreOffice/5.1.6.2$Linux_X86_64 LibreOffice_project/10m0$Build-2</meta:generator>
  </office:meta>
</office:document-meta>
</file>